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Rockwell1" svg:font-family="Rockwel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Rockwell" svg:font-family="Rockwel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76cm" fo:margin-top="0cm" fo:margin-bottom="0cm" style:page-number="auto" table:align="left" style:writing-mode="lr-tb"/>
    </style:style>
    <style:style style:name="Таблица1.A" style:family="table-column">
      <style:table-column-properties style:column-width="8.827cm"/>
    </style:style>
    <style:style style:name="Таблица1.B" style:family="table-column">
      <style:table-column-properties style:column-width="7.65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bottom" fo:padding-left="0cm" fo:padding-right="0cm" fo:padding-top="0cm" fo:padding-bottom="0.762cm" fo:border="none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11.809cm"/>
    </style:style>
    <style:style style:name="Таблица2.B" style:family="table-column">
      <style:table-column-properties style:column-width="4.70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="0cm" fo:border="none"/>
    </style:style>
    <style:style style:name="P1" style:family="paragraph" style:parent-style-name="List_20_Bullet">
      <style:paragraph-properties fo:margin-top="0cm" fo:margin-bottom="0cm"/>
    </style:style>
    <style:style style:name="P2" style:family="paragraph" style:parent-style-name="Contact_20_Info">
      <style:text-properties fo:language="ru" fo:country="RU"/>
    </style:style>
    <style:style style:name="P3" style:family="paragraph" style:parent-style-name="Contact_20_Info">
      <style:text-properties fo:language="en" fo:country="US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1" fo:font-size="11pt" fo:letter-spacing="normal" fo:font-style="normal" fo:font-weight="normal" style:font-size-asian="11pt" style:font-size-complex="11pt"/>
    </style:style>
    <style:style style:name="P5" style:family="paragraph" style:parent-style-name="Standard" style:list-style-name="WWNum4">
      <style:paragraph-properties fo:margin-top="0cm" fo:margin-bottom="0cm"/>
      <style:text-properties fo:language="ru" fo:country="RU"/>
    </style:style>
    <style:style style:name="P6" style:family="paragraph" style:parent-style-name="Standard" style:list-style-name="WWNum4">
      <style:paragraph-properties fo:margin-top="0cm" fo:margin-bottom="0cm"/>
    </style:style>
    <style:style style:name="P7" style:family="paragraph" style:parent-style-name="List_20_Bullet" style:list-style-name="WWNum4">
      <style:paragraph-properties fo:margin-top="0cm" fo:margin-bottom="0cm"/>
    </style:style>
    <style:style style:name="P8" style:family="paragraph" style:parent-style-name="List_20_Bullet" style:list-style-name="WWNum4">
      <style:paragraph-properties fo:margin-top="0cm" fo:margin-bottom="0cm"/>
      <style:text-properties fo:color="#333333" style:font-name="Rockwell1" fo:font-size="10pt" fo:language="ru" fo:country="RU" fo:font-weight="bold" style:font-size-asian="10pt" style:font-weight-asian="bold" style:font-size-complex="10pt" style:font-weight-complex="bold"/>
    </style:style>
    <style:style style:name="P9" style:family="paragraph" style:parent-style-name="List_20_Bullet" style:list-style-name="WWNum4">
      <style:paragraph-properties fo:margin-top="0cm" fo:margin-bottom="0cm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font-variant="normal" fo:text-transform="none" fo:color="#000000" style:text-line-through-style="none" style:font-name="Calibri1" fo:font-size="11pt" fo:letter-spacing="normal" fo:language="en" fo:country="US" style:text-underline-style="none" style:text-blinking="false" fo:background-color="#ffffff" style:font-size-asian="11pt" style:font-size-complex="11pt"/>
    </style:style>
    <style:style style:name="T4" style:family="text">
      <style:text-properties fo:language="en" fo:country="US"/>
    </style:style>
    <style:style style:name="T5" style:family="text">
      <style:text-properties fo:color="#000000" fo:language="ru" fo:country="RU"/>
    </style:style>
    <style:style style:name="T6" style:family="text">
      <style:text-properties fo:color="#333333" style:font-name="Rockwell1" fo:font-size="10pt" fo:language="ru" fo:country="RU" fo:font-weight="bold" style:font-size-asian="10pt" style:font-weight-asian="bold" style:font-size-complex="10pt" style:font-weight-complex="bold"/>
    </style:style>
    <style:style style:name="T7" style:family="text">
      <style:text-properties fo:color="#333333" style:font-name="Rockwell1" fo:font-size="10pt" fo:language="en" fo:country="US" fo:font-weight="bold" style:font-size-asian="10pt" style:font-weight-asian="bold" style:font-size-complex="10pt" style:font-weight-complex="bold"/>
    </style:style>
    <style:style style:name="T8" style:family="text">
      <style:text-properties fo:color="#333333" style:font-name="Rockwell1" fo:font-weight="bold" style:font-weight-asian="bold"/>
    </style:style>
    <style:style style:name="T9" style:family="text">
      <style:text-properties fo:color="#333333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itle"><text:span text:style-name="T1">Ланских</text:span><text:line-break/><text:span text:style-name="Title_20_Char"><text:span text:style-name="T2">Алексей</text:span></text:span></text:p>
          </table:table-cell>
          <table:table-cell table:style-name="Таблица1.A1" office:value-type="string">
            <text:p text:style-name="P2">г. Пермь</text:p>
            <text:p text:style-name="Contact_20_Info">+7-982-48-57-396</text:p>
            <text:p text:style-name="P3">alexlanworkit@gmail.com</text:p>
            <text:p text:style-name="Contact_20_Info">https://github.com/BeerManNB</text:p>
            <text:p text:style-name="Contact_20_Info"/>
          </table:table-cell>
        </table:table-row>
      </table:table>
      <text:p text:style-name="P4">Последние 5 лет занимался предпринимательской деятельностью. Сейчас решил сменить профессию. Ищу работу на позицию Data scientist junior. <text:span text:style-name="T1">Устраивает как работа в Перми так и релокация</text:span></text:p>
      <text:list xml:id="list6772280441361851219" text:style-name="Outline">
        <text:list-item>
          <text:p text:style-name="Heading_20_1">Skills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list xml:id="list5930372544502788081" text:style-name="WWNum4">
              <text:list-item>
                <text:p text:style-name="P7">Python, Pandas, Numpy, Sklearn, Seaborn</text:p>
              </text:list-item>
              <text:list-item>
                <text:p text:style-name="P7"><text:span text:style-name="T1">М</text:span>атематическая статистика</text:p>
              </text:list-item>
              <text:list-item>
                <text:p text:style-name="P7">SQL</text:p>
              </text:list-item>
            </text:list>
          </table:table-cell>
          <table:table-cell table:style-name="Таблица2.A1" office:value-type="string">
            <text:p text:style-name="P1"/>
          </table:table-cell>
        </table:table-row>
      </table:table>
      <text:list xml:id="list38218961" text:continue-list="list6772280441361851219" text:style-name="Outline">
        <text:list-item>
          <text:p text:style-name="Heading_20_1">Projects</text:p>
        </text:list-item>
      </text:list>
      <text:list xml:id="list38232166" text:continue-list="list5930372544502788081" text:style-name="WWNum4">
        <text:list-item>
          <text:p text:style-name="P8">Бинарная классификация по банковскому продукту</text:p>
          <text:p text:style-name="P9">задача: принять решение о выдаче кредита</text:p>
          <text:p text:style-name="P9">что делал: проработал пропуски и категориальные переменные, почистил данные. Обучил модель (<text:span text:style-name="T4">random forest)</text:span> с подогнанными параметрами. Оценил качество модели <text:span text:style-name="T4">(roc_auc). </text:span></text:p>
        </text:list-item>
        <text:list-item>
          <text:p text:style-name="P8">Кластеризация покупателей</text:p>
          <text:p text:style-name="P9">задача: <text:s/>разделить покупателей на <text:span text:style-name="T4">n </text:span>классов</text:p>
          <text:p text:style-name="P9">что делал: предобработал данные, убрал все не коррелирующие фичи, выделил кластеры и их <text:span text:style-name="T4">характеристики (PCA, K-mean),</text:span> <text:s/>визуализировал результат</text:p>
        </text:list-item>
        <text:list-item>
          <text:p text:style-name="P8">Предсказание стоимости недвижимости</text:p>
          <text:p text:style-name="P7"><text:span text:style-name="Emphasis"><text:span text:style-name="T5">задача: предсказать стоимость недвижимости и вытащить недостающую информацию из текста объявления</text:span></text:span></text:p>
          <text:p text:style-name="P7"><text:span text:style-name="Emphasis"><text:span text:style-name="T5">что делал: вытаскивал недостающие значения из текста объявления (регулярные выражения). Почистил данные, обучил модель на предсказание цены</text:span></text:span></text:p>
        </text:list-item>
      </text:list>
      <text:list xml:id="list38227692" text:continue-list="list38218961" text:style-name="Outline">
        <text:list-item>
          <text:p text:style-name="Heading_20_1">Education</text:p>
        </text:list-item>
      </text:list>
      <text:list xml:id="list38222072" text:continue-list="list38232166" text:style-name="WWNum4">
        <text:list-item>
          <text:p text:style-name="P8"><text:span text:style-name="Emphasis"><text:span text:style-name="T9">Пермский государственный университет<text:tab/><text:tab/><text:tab/><text:tab/> <text:s text:c="9"/></text:span></text:span><text:span text:style-name="Emphasis"><text:span text:style-name="T8">2007 — 2011</text:span></text:span></text:p>
          <text:p text:style-name="P5">Прикладная математика и информатика <text:s text:c="71"/></text:p>
          <text:p text:style-name="P5"/>
        </text:list-item>
        <text:list-item>
          <text:p text:style-name="P7"><text:span text:style-name="Emphasis"><text:span text:style-name="T6">Курсы </text:span></text:span><text:span text:style-name="Emphasis"><text:span text:style-name="T7">(Stepic.org) <text:s text:c="9"/><text:tab/><text:tab/><text:tab/><text:tab/><text:tab/><text:tab/><text:tab/> <text:s text:c="9"/>2020</text:span></text:span></text:p>
          <text:p text:style-name="P6"><text:span text:style-name="Emphasis"><text:span text:style-name="T3">Python: основы и применение <text:s text:c="13"/></text:span></text:span></text:p>
          <text:p text:style-name="P6"><text:span text:style-name="Emphasis"><text:span text:style-name="T3">Программирование на Python</text:span></text:span></text:p>
          <text:p text:style-name="P6"><text:span text:style-name="Emphasis"><text:span text:style-name="T3">Data Science и машинное обучение</text:span></text:span></text:p>
          <text:p text:style-name="P6"><text:span text:style-name="Emphasis"><text:span text:style-name="T3">Основы статистики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Rockwell1" svg:font-family="Rockwel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Rockwell" svg:font-family="Rockwel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459cm" fo:hyphenation-ladder-count="no-limit" style:text-autospace="ideograph-alpha" style:punctuation-wrap="hanging" style:line-break="strict" style:tab-stop-distance="1.27cm" style:writing-mode="lr-tb"/>
      <style:text-properties fo:color="#595959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.212cm" fo:padding-left="0cm" fo:padding-right="0cm" fo:padding-top="0.106cm" fo:padding-bottom="0cm" fo:border-left="none" fo:border-right="none" fo:border-top="0.018cm solid #a6a6a6" fo:border-bottom="none"/>
      <style:text-properties fo:color="#262626" style:font-name="Rockwell" fo:font-size="18pt" fo:font-weight="bold" style:font-size-asian="18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cm" fo:margin-bottom="0.071cm" fo:keep-together="always" fo:keep-with-next="always"/>
      <style:text-properties fo:color="#007fab" style:font-name="Rockwell" fo:font-size="16pt" fo:font-weight="bold" style:font-size-asian="16pt" style:font-weight-asian="bold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cm" fo:margin-bottom="0cm" fo:keep-together="always" fo:keep-with-next="always"/>
      <style:text-properties fo:text-transform="uppercase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005e80" style:font-name="Rockwell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005e80" style:font-name="Rockwell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003f55" style:font-name="Rockwell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003f55" style:font-name="Rockwell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Rockwell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Rockwell" fo:font-style="italic" style:font-style-asian="italic" style:font-size-complex="10.5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Bullet" style:display-name="List Bullet" style:family="paragraph" style:parent-style-name="Standard" style:default-outline-level="" style:list-style-name="">
      <style:paragraph-properties fo:margin-top="0cm" fo:margin-bottom="0cm"/>
    </style:style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90%" fo:text-align="start" style:justify-single-word="false"/>
      <style:text-properties fo:color="#262626" style:font-name="Rockwell" fo:font-size="35pt" fo:font-weight="bold" style:letter-kerning="true" style:font-size-asian="35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act_20_Info" style:display-name="Contact Info" style:family="paragraph" style:parent-style-name="Standard" style:default-outline-level="" style:list-style-name="">
      <style:paragraph-properties fo:margin-top="0.071cm" fo:margin-bottom="0cm" fo:text-align="end" style:justify-single-word="false"/>
    </style:style>
    <style:style style:name="List_20_Number" style:display-name="List Number" style:family="paragraph" style:parent-style-name="Standard" style:list-style-name="Outline"/>
    <style:style style:name="Contents_20_Heading" style:display-name="Contents Heading" style:family="paragraph" style:parent-style-name="Heading_20_1" style:default-outline-level="" style:list-style-name="" style:class="index">
      <style:paragraph-properties fo:padding="0cm" fo:border="non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top="0.635cm" fo:margin-bottom="0.635cm" fo:text-align="center" style:justify-single-word="false" fo:padding-left="0cm" fo:padding-right="0cm" fo:padding-top="0.353cm" fo:padding-bottom="0.353cm" fo:border-left="none" fo:border-right="none" fo:border-top="0.018cm solid #007fab" fo:border-bottom="0.018cm solid #007fab"/>
      <style:text-properties fo:color="#007fab" fo:font-style="italic" style:font-style-asian="italic" style:font-style-complex="italic"/>
    </style:style>
    <style:style style:name="Quote" style:family="paragraph" style:parent-style-name="Standard" style:default-outline-level="" style:list-style-name="">
      <style:paragraph-properties fo:margin-top="0.353cm" fo:margin-bottom="0.282cm" fo:text-align="center" style:justify-single-word="false"/>
      <style:text-properties fo:color="#40404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/>
      <style:text-properties fo:color="#111111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/>
      <style:text-properties style:font-name="Segoe UI" style:font-name-complex="Segoe UI1" style:font-size-complex="9pt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style:font-size-complex="8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 style:list-style-name="">
      <style:text-properties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 style:list-style-name="">
      <style:paragraph-properties fo:margin-top="0cm" fo:margin-bottom="0cm"/>
      <style:text-properties style:font-name="Segoe UI" style:font-name-complex="Segoe UI1" style:font-size-complex="8pt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/>
      <style:text-properties style:font-size-complex="10pt"/>
    </style:style>
    <style:style style:name="envelope_20_return" style:display-name="envelope return" style:family="paragraph" style:parent-style-name="Standard" style:default-outline-level="" style:list-style-name="">
      <style:paragraph-properties fo:margin-top="0cm" fo:margin-bottom="0cm"/>
      <style:text-properties style:font-name="Rockwell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/>
      <style:text-properties style:font-size-complex="10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/>
      <style:text-properties style:font-name="Consolas" style:font-size-complex="10pt"/>
    </style:style>
    <style:style style:name="macro" style:family="paragraph" style:default-outline-level="" style:list-style-name="">
      <style:paragraph-properties fo:margin-top="0cm" fo:margin-bottom="0cm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nsolas" style:font-size-complex="10pt"/>
    </style:style>
    <style:style style:name="Plain_20_Text" style:display-name="Plain Text" style:family="paragraph" style:parent-style-name="Standard" style:default-outline-level="" style:list-style-name="">
      <style:paragraph-properties fo:margin-top="0cm" fo:margin-bottom="0cm"/>
      <style:text-properties style:font-name="Consolas" style:font-size-complex="10.5pt"/>
    </style:style>
    <style:style style:name="Bibliography" style:family="paragraph" style:parent-style-name="Standard" style:default-outline-level="" style:list-style-name=""/>
    <style:style style:name="Block_20_Text" style:display-name="Block Text" style:family="paragraph" style:parent-style-name="Standard" style:default-outline-level="" style:list-style-name="">
      <style:paragraph-properties fo:margin-left="2.032cm" fo:margin-right="2.032cm" fo:text-indent="0cm" style:auto-text-indent="false" fo:padding="0.353cm" fo:border="0.009cm solid #007fab"/>
      <style:text-properties fo:color="#007fab"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Indent" style:display-name="Body Text Indent" style:family="paragraph" style:parent-style-name="Text_20_body" style:default-outline-level="" style:list-style-name="">
      <style:paragraph-properties fo:margin-left="0cm" fo:margin-right="0cm" fo:margin-top="0cm" fo:margin-bottom="0.459cm" fo:text-indent="0.635cm" style:auto-text-indent="false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635cm" fo:margin-right="0cm" fo:margin-top="0cm" fo:margin-bottom="0.212cm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 style:list-style-name="">
      <style:paragraph-properties fo:margin-left="0.635cm" fo:margin-right="0cm" fo:margin-top="0cm" fo:margin-bottom="0.459cm" fo:text-indent="0.635cm" style:auto-text-indent="false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635cm" fo:margin-right="0cm" fo:margin-top="0cm" fo:margin-bottom="0.212cm" fo:line-height="200%" fo:text-indent="0cm" style:auto-text-indent="false"/>
    </style:style>
    <style:style style:name="Closing" style:family="paragraph" style:parent-style-name="Standard" style:default-outline-level="" style:list-style-name="">
      <style:paragraph-properties fo:margin-left="7.62cm" fo:margin-right="0cm" fo:margin-top="0cm" fo:margin-bottom="0cm" fo:text-indent="0cm" style:auto-text-indent="false"/>
    </style:style>
    <style:style style:name="Date" style:family="paragraph" style:parent-style-name="Standard" style:default-outline-level="" style:list-style-name=""/>
    <style:style style:name="E-mail_20_Signature" style:display-name="E-mail Signature" style:family="paragraph" style:parent-style-name="Standard" style:default-outline-level="" style:list-style-name="">
      <style:paragraph-properties fo:margin-top="0cm" fo:margin-bottom="0cm"/>
    </style:style>
    <style:style style:name="envelope_20_address" style:display-name="envelope address" style:family="paragraph" style:parent-style-name="Standard" style:default-outline-level="" style:list-style-name="">
      <style:paragraph-properties fo:margin-left="5.08cm" fo:margin-right="0cm" fo:margin-top="0cm" fo:margin-bottom="0cm" fo:text-indent="0cm" style:auto-text-indent="false"/>
      <style:text-properties style:font-name="Rockwell" fo:font-size="12pt" style:font-size-asian="12pt" style:font-size-complex="12pt"/>
    </style:style>
    <style:style style:name="HTML_20_Address" style:display-name="HTML Address" style:family="paragraph" style:parent-style-name="Standard" style:default-outline-level="" style:list-style-name="">
      <style:paragraph-properties fo:margin-top="0cm" fo:margin-bottom="0cm"/>
      <style:text-properties fo:font-style="italic" style:font-style-asian="italic" style:font-style-complex="italic"/>
    </style:style>
    <style:style style:name="index_20_1" style:display-name="index 1" style:family="paragraph" style:parent-style-name="Standard" style:default-outline-level="" style:list-style-name="">
      <style:paragraph-properties fo:margin-left="0.388cm" fo:margin-right="0cm" fo:margin-top="0cm" fo:margin-bottom="0cm" fo:text-indent="-0.388cm" style:auto-text-indent="false"/>
    </style:style>
    <style:style style:name="index_20_2" style:display-name="index 2" style:family="paragraph" style:parent-style-name="Standard" style:default-outline-level="" style:list-style-name="">
      <style:paragraph-properties fo:margin-left="0.776cm" fo:margin-right="0cm" fo:margin-top="0cm" fo:margin-bottom="0cm" fo:text-indent="-0.388cm" style:auto-text-indent="false"/>
    </style:style>
    <style:style style:name="index_20_3" style:display-name="index 3" style:family="paragraph" style:parent-style-name="Standard" style:default-outline-level="" style:list-style-name="">
      <style:paragraph-properties fo:margin-left="1.164cm" fo:margin-right="0cm" fo:margin-top="0cm" fo:margin-bottom="0cm" fo:text-indent="-0.388cm" style:auto-text-indent="false"/>
    </style:style>
    <style:style style:name="index_20_4" style:display-name="index 4" style:family="paragraph" style:parent-style-name="Standard" style:default-outline-level="" style:list-style-name="">
      <style:paragraph-properties fo:margin-left="1.552cm" fo:margin-right="0cm" fo:margin-top="0cm" fo:margin-bottom="0cm" fo:text-indent="-0.388cm" style:auto-text-indent="false"/>
    </style:style>
    <style:style style:name="index_20_5" style:display-name="index 5" style:family="paragraph" style:parent-style-name="Standard" style:default-outline-level="" style:list-style-name="">
      <style:paragraph-properties fo:margin-left="1.94cm" fo:margin-right="0cm" fo:margin-top="0cm" fo:margin-bottom="0cm" fo:text-indent="-0.388cm" style:auto-text-indent="false"/>
    </style:style>
    <style:style style:name="index_20_6" style:display-name="index 6" style:family="paragraph" style:parent-style-name="Standard" style:default-outline-level="" style:list-style-name="">
      <style:paragraph-properties fo:margin-left="2.328cm" fo:margin-right="0cm" fo:margin-top="0cm" fo:margin-bottom="0cm" fo:text-indent="-0.388cm" style:auto-text-indent="false"/>
    </style:style>
    <style:style style:name="index_20_7" style:display-name="index 7" style:family="paragraph" style:parent-style-name="Standard" style:default-outline-level="" style:list-style-name="">
      <style:paragraph-properties fo:margin-left="2.716cm" fo:margin-right="0cm" fo:margin-top="0cm" fo:margin-bottom="0cm" fo:text-indent="-0.388cm" style:auto-text-indent="false"/>
    </style:style>
    <style:style style:name="index_20_8" style:display-name="index 8" style:family="paragraph" style:parent-style-name="Standard" style:default-outline-level="" style:list-style-name="">
      <style:paragraph-properties fo:margin-left="3.104cm" fo:margin-right="0cm" fo:margin-top="0cm" fo:margin-bottom="0cm" fo:text-indent="-0.388cm" style:auto-text-indent="false"/>
    </style:style>
    <style:style style:name="index_20_9" style:display-name="index 9" style:family="paragraph" style:parent-style-name="Standard" style:default-outline-level="" style:list-style-name="">
      <style:paragraph-properties fo:margin-left="3.493cm" fo:margin-right="0cm" fo:margin-top="0cm" fo:margin-bottom="0cm" fo:text-indent="-0.388cm" style:auto-text-indent="false"/>
    </style:style>
    <style:style style:name="index_20_heading" style:display-name="index heading" style:family="paragraph" style:parent-style-name="Standard" style:default-outline-level="" style:list-style-name="">
      <style:text-properties style:font-name="Rockwell" fo:font-weight="bold" style:font-weight-asian="bold" style:font-weight-complex="bold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Standard" style:default-outline-level="" style:list-style-name="" style:class="list">
      <style:paragraph-properties fo:margin-left="2.54cm" fo:margin-right="0cm" fo:margin-top="0cm" fo:margin-bottom="0.212cm" fo:text-indent="-0.635cm" style:auto-text-indent="false"/>
    </style:style>
    <style:style style:name="List_20_5" style:display-name="List 5" style:family="paragraph" style:parent-style-name="Standard" style:default-outline-level="" style:list-style-name="" style:class="list">
      <style:paragraph-properties fo:margin-left="3.175cm" fo:margin-right="0cm" fo:margin-top="0cm" fo:margin-bottom="0.212cm" fo:text-indent="-0.635cm" style:auto-text-indent="false"/>
    </style:style>
    <style:style style:name="List_20_Bullet_20_4" style:display-name="List Bullet 4" style:family="paragraph" style:parent-style-name="Standard" style:default-outline-level="" style:list-style-name=""/>
    <style:style style:name="List_20_Bullet_20_5" style:display-name="List Bullet 5" style:family="paragraph" style:parent-style-name="Standard" style:default-outline-level="" style:list-style-name="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List_20_Continue_20_4" style:display-name="List Continue 4" style:family="paragraph" style:parent-style-name="Standard" style:default-outline-level="" style:list-style-name="">
      <style:paragraph-properties fo:margin-left="2.54cm" fo:margin-right="0cm" fo:margin-top="0cm" fo:margin-bottom="0.212cm" fo:text-indent="0cm" style:auto-text-indent="false"/>
    </style:style>
    <style:style style:name="List_20_Continue_20_5" style:display-name="List Continue 5" style:family="paragraph" style:parent-style-name="Standard" style:default-outline-level="" style:list-style-name="">
      <style:paragraph-properties fo:margin-left="3.175cm" fo:margin-right="0cm" fo:margin-top="0cm" fo:margin-bottom="0.212cm" fo:text-indent="0cm" style:auto-text-indent="false"/>
    </style:style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list-style-name="Outline"/>
    <style:style style:name="List_20_Number_20_4" style:display-name="List Number 4" style:family="paragraph" style:parent-style-name="Standard" style:list-style-name="Outline"/>
    <style:style style:name="List_20_Number_20_5" style:display-name="List Number 5" style:family="paragraph" style:parent-style-name="Standard" style:default-outline-level="1" style:list-style-name="Outline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Message_20_Header" style:display-name="Message Header" style:family="paragraph" style:parent-style-name="Standard" style:default-outline-level="" style:list-style-name="">
      <style:paragraph-properties fo:margin-left="1.905cm" fo:margin-right="0cm" fo:margin-top="0cm" fo:margin-bottom="0cm" fo:text-indent="-1.905cm" style:auto-text-indent="false" fo:background-color="#cccccc" fo:padding="0.035cm" fo:border="0.026cm solid #00000a">
        <style:background-image/>
      </style:paragraph-properties>
      <style:text-properties style:font-name="Rockwell" fo:font-size="12pt" style:font-size-asian="12pt"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orphans="2" fo:widows="2" style:writing-mode="lr-tb"/>
      <style:text-properties style:use-window-font-color="true"/>
    </style:style>
    <style:style style:name="Normal_20__28_Web_29_" style:display-name="Normal (Web)" style:family="paragraph" style:parent-style-name="Standard" style:default-outline-level="" style:list-style-name="">
      <style:text-properties style:font-name="Times New Roman" fo:font-size="12pt" style:font-size-asian="12pt" style:font-name-complex="Times New Roman1" style:font-size-complex="12pt"/>
    </style:style>
    <style:style style:name="Normal_20_Indent" style:display-name="Normal Indent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default-outline-level="" style:list-style-name="">
      <style:paragraph-properties fo:margin-top="0cm" fo:margin-bottom="0cm"/>
    </style:style>
    <style:style style:name="Salutation" style:family="paragraph" style:parent-style-name="Standard" style:default-outline-level="" style:list-style-name="" style:class="text">
      <style:paragraph-properties text:number-lines="false" text:line-number="0"/>
    </style:style>
    <style:style style:name="Signature" style:family="paragraph" style:parent-style-name="Standard" style:default-outline-level="" style:list-style-name="" style:class="text">
      <style:paragraph-properties fo:margin-left="7.62cm" fo:margin-right="0cm" fo:margin-top="0cm" fo:margin-bottom="0cm" fo:text-indent="0cm" style:auto-text-indent="false" text:number-lines="false" text:line-number="0"/>
    </style:style>
    <style:style style:name="table_20_of_20_authorities" style:display-name="table of authorities" style:family="paragraph" style:parent-style-name="Standard" style:default-outline-level="" style:list-style-name="">
      <style:paragraph-properties fo:margin-left="0.388cm" fo:margin-right="0cm" fo:margin-top="0cm" fo:margin-bottom="0cm" fo:text-indent="-0.388cm" style:auto-text-indent="false"/>
    </style:style>
    <style:style style:name="table_20_of_20_figures" style:display-name="table of figures" style:family="paragraph" style:parent-style-name="Standard" style:default-outline-level="" style:list-style-name="">
      <style:paragraph-properties fo:margin-top="0cm" fo:margin-bottom="0cm"/>
    </style:style>
    <style:style style:name="toa_20_heading" style:display-name="toa heading" style:family="paragraph" style:parent-style-name="Standard" style:default-outline-level="" style:list-style-name="">
      <style:paragraph-properties fo:margin-top="0.212cm" fo:margin-bottom="0.459cm"/>
      <style:text-properties style:font-name="Rockwell"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4cm" fo:margin-right="0cm" fo:margin-top="0cm" fo:margin-bottom="0.176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552cm" fo:margin-right="0cm" fo:margin-top="0cm" fo:margin-bottom="0.176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94cm" fo:margin-right="0cm" fo:margin-top="0cm" fo:margin-bottom="0.176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328cm" fo:margin-right="0cm" fo:margin-top="0cm" fo:margin-bottom="0.176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716cm" fo:margin-right="0cm" fo:margin-top="0cm" fo:margin-bottom="0.176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104cm" fo:margin-right="0cm" fo:margin-top="0cm" fo:margin-bottom="0.176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62626" style:font-name="Rockwell" fo:font-size="18pt" fo:font-weight="bold" style:font-size-asian="18pt" style:font-weight-asian="bold" style:font-size-complex="16pt"/>
    </style:style>
    <style:style style:name="Heading_20_2_20_Char" style:display-name="Heading 2 Char" style:family="text" style:parent-style-name="Default_20_Paragraph_20_Font">
      <style:text-properties fo:color="#007fab" style:font-name="Rockwell" fo:font-size="16pt" fo:font-weight="bold" style:font-size-asian="16pt" style:font-weight-asian="bold" style:font-size-complex="13pt"/>
    </style:style>
    <style:style style:name="Heading_20_3_20_Char" style:display-name="Heading 3 Char" style:family="text" style:parent-style-name="Default_20_Paragraph_20_Font">
      <style:text-properties fo:text-transform="uppercase" style:font-size-complex="12pt"/>
    </style:style>
    <style:style style:name="Title_20_Char" style:display-name="Title Char" style:family="text" style:parent-style-name="Default_20_Paragraph_20_Font">
      <style:text-properties fo:color="#262626" style:font-name="Rockwell" fo:font-size="35pt" fo:font-weight="bold" style:letter-kerning="true" style:font-size-asian="35pt" style:font-weight-asian="bold" style:font-size-complex="28pt"/>
    </style:style>
    <style:style style:name="Placeholder_20_Text" style:display-name="Placeholder Text" style:family="text" style:parent-style-name="Default_20_Paragraph_20_Font">
      <style:text-properties fo:color="#595959"/>
    </style:style>
    <style:style style:name="Heading_20_4_20_Char" style:display-name="Heading 4 Char" style:family="text" style:parent-style-name="Default_20_Paragraph_20_Font">
      <style:text-properties fo:color="#005e80" style:font-name="Rockwell" fo:font-style="italic" style:font-style-asian="italic" style:font-style-complex="italic"/>
    </style:style>
    <style:style style:name="Emphasis" style:family="text" style:parent-style-name="Default_20_Paragraph_20_Font">
      <style:text-properties fo:color="#595959" fo:font-style="normal" fo:font-weight="normal" style:font-style-asian="normal" style:font-weight-asian="normal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007fab" fo:letter-spacing="normal"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007fab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Rockwell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Rockwell" fo:font-style="italic" style:font-style-asian="italic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style:font-name-complex="Segoe UI1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style:font-name-complex="Segoe UI1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style:font-size-complex="10pt"/>
    </style:style>
    <style:style style:name="Plain_20_Text_20_Char" style:display-name="Plain Text Char" style:family="text" style:parent-style-name="Default_20_Paragraph_20_Font">
      <style:text-properties style:font-name="Consolas" style:font-size-complex="10.5pt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Closing_20_Char" style:display-name="Closing Char" style:family="text" style:parent-style-name="Default_20_Paragraph_20_Font"/>
    <style:style style:name="Date_20_Char" style:display-name="Date Char" style:family="text" style:parent-style-name="Default_20_Paragraph_20_Font"/>
    <style:style style:name="E-mail_20_Signature_20_Char" style:display-name="E-mail Signature Char" style:family="text" style:parent-style-name="Default_20_Paragraph_20_Fon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ba3e31" style:text-underline-style="solid" style:text-underline-width="auto" style:text-underline-color="font-color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ing_20_5_20_Char" style:display-name="Heading 5 Char" style:family="text" style:parent-style-name="Default_20_Paragraph_20_Font">
      <style:text-properties fo:color="#005e80" style:font-name="Rockwell"/>
    </style:style>
    <style:style style:name="Heading_20_6_20_Char" style:display-name="Heading 6 Char" style:family="text" style:parent-style-name="Default_20_Paragraph_20_Font">
      <style:text-properties fo:color="#003f55" style:font-name="Rockwell"/>
    </style:style>
    <style:style style:name="Heading_20_7_20_Char" style:display-name="Heading 7 Char" style:family="text" style:parent-style-name="Default_20_Paragraph_20_Font">
      <style:text-properties fo:color="#003f55" style:font-name="Rockwell"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3618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007fab" fo:font-style="italic" style:font-style-asian="italic" style:font-style-complex="italic"/>
    </style:style>
    <style:style style:name="line_20_number" style:display-name="line number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Rockwell" fo:font-size="12pt" style:font-size-asian="12pt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ListLabel_20_1" style:display-name="ListLabel 1" style:family="text">
      <style:text-properties fo:color="#007fab" fo:font-size="12pt" style:font-size-asian="12pt"/>
    </style:style>
    <style:style style:name="ListLabel_20_2" style:display-name="ListLabel 2" style:family="text">
      <style:text-properties fo:color="#007fab" fo:font-size="11pt" fo:font-style="normal" fo:font-weight="normal" style:font-size-asian="11pt" style:font-style-asian="normal" style:font-weight-asian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6cm" fo:margin-bottom="1.27cm" fo:margin-left="2.54cm" fo:margin-right="2.54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4cm" fo:margin-left="0cm" fo:margin-right="0cm" fo:margin-top="0.15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6cm" fo:margin-bottom="1.27cm" fo:margin-left="2.54cm" fo:margin-right="2.54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1T01:24:00</meta:creation-date>
    <dc:date>2020-11-10T18:01:17.38</dc:date>
    <meta:editing-duration>PT7H59M29S</meta:editing-duration>
    <dc:creator>alex </dc:creator>
    <meta:generator>OpenOffice/4.1.7$Win32 OpenOffice.org_project/417m1$Build-9800</meta:generator>
    <meta:editing-cycles>2</meta:editing-cycles>
    <meta:document-statistic meta:table-count="2" meta:image-count="0" meta:object-count="0" meta:page-count="1" meta:paragraph-count="28" meta:word-count="180" meta:character-count="14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